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d2a2a"/>
    </style:style>
    <style:style style:name="P9" style:family="paragraph" style:parent-style-name="Standard">
      <style:text-properties officeooo:rsid="00076d36" officeooo:paragraph-rsid="00869667"/>
    </style:style>
    <style:style style:name="P10" style:family="paragraph" style:parent-style-name="Standard">
      <style:text-properties officeooo:rsid="00076d36" officeooo:paragraph-rsid="008846be"/>
    </style:style>
    <style:style style:name="P11" style:family="paragraph" style:parent-style-name="Standard">
      <style:text-properties officeooo:rsid="00076d36" officeooo:paragraph-rsid="008fc144"/>
    </style:style>
    <style:style style:name="P12" style:family="paragraph" style:parent-style-name="Standard">
      <style:text-properties officeooo:rsid="00076d36" officeooo:paragraph-rsid="00944a8c"/>
    </style:style>
    <style:style style:name="P13" style:family="paragraph" style:parent-style-name="Standard">
      <style:text-properties officeooo:rsid="00076d36" officeooo:paragraph-rsid="00a1643e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officeooo:rsid="00076d36" officeooo:paragraph-rsid="00a1643e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076d36" officeooo:paragraph-rsid="00a1643e" style:font-weight-asian="bold" style:font-weight-complex="bold"/>
    </style:style>
    <style:style style:name="P30" style:family="paragraph" style:parent-style-name="Standard">
      <style:text-properties fo:font-weight="bold" officeooo:rsid="00076d36" officeooo:paragraph-rsid="00a259e5" style:font-weight-asian="bold" style:font-weight-complex="bold"/>
    </style:style>
    <style:style style:name="P31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2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3" style:family="paragraph" style:parent-style-name="Standard">
      <style:text-properties fo:font-weight="bold" officeooo:rsid="008fc144" officeooo:paragraph-rsid="00a1643e" style:font-weight-asian="bold" style:font-weight-complex="bold"/>
    </style:style>
    <style:style style:name="P34" style:family="paragraph" style:parent-style-name="Standard">
      <style:text-properties fo:font-weight="bold" officeooo:rsid="00a259e5" officeooo:paragraph-rsid="00a259e5" style:font-weight-asian="bold" style:font-weight-complex="bold"/>
    </style:style>
    <style:style style:name="P35" style:family="paragraph" style:parent-style-name="Standard">
      <style:text-properties fo:font-weight="bold" officeooo:rsid="00a4ef15" officeooo:paragraph-rsid="00a4ef15" style:font-weight-asian="bold" style:font-weight-complex="bold"/>
    </style:style>
    <style:style style:name="P36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9850ff" officeooo:paragraph-rsid="00a1643e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a259e5" officeooo:paragraph-rsid="00a259e5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a4ef15" officeooo:paragraph-rsid="00a4ef15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14b151" officeooo:paragraph-rsid="0022b418"/>
    </style:style>
    <style:style style:name="P45" style:family="paragraph" style:parent-style-name="Standard">
      <style:text-properties officeooo:rsid="0014b151" officeooo:paragraph-rsid="002d65ab"/>
    </style:style>
    <style:style style:name="P46" style:family="paragraph" style:parent-style-name="Standard">
      <style:text-properties officeooo:rsid="0014b151" officeooo:paragraph-rsid="0085cdd0"/>
    </style:style>
    <style:style style:name="P47" style:family="paragraph" style:parent-style-name="Standard">
      <style:text-properties officeooo:rsid="0014b151" officeooo:paragraph-rsid="008fc144"/>
    </style:style>
    <style:style style:name="P48" style:family="paragraph" style:parent-style-name="Standard">
      <style:text-properties officeooo:rsid="0014b151" officeooo:paragraph-rsid="00a1643e"/>
    </style:style>
    <style:style style:name="P49" style:family="paragraph" style:parent-style-name="Standard">
      <style:text-properties officeooo:paragraph-rsid="00076d36"/>
    </style:style>
    <style:style style:name="P50" style:family="paragraph" style:parent-style-name="Standard">
      <style:paragraph-properties fo:text-align="start" style:justify-single-word="false"/>
      <style:text-properties officeooo:paragraph-rsid="00220ee9"/>
    </style:style>
    <style:style style:name="P51" style:family="paragraph" style:parent-style-name="Standard">
      <style:text-properties officeooo:rsid="0025dbbe" officeooo:paragraph-rsid="002d65ab"/>
    </style:style>
    <style:style style:name="P52" style:family="paragraph" style:parent-style-name="Standard">
      <style:text-properties officeooo:rsid="004d2a2a" officeooo:paragraph-rsid="0048f4bd"/>
    </style:style>
    <style:style style:name="P53" style:family="paragraph" style:parent-style-name="Standard">
      <style:text-properties officeooo:rsid="00565bd8" officeooo:paragraph-rsid="00565bd8"/>
    </style:style>
    <style:style style:name="P54" style:family="paragraph" style:parent-style-name="Standard">
      <style:text-properties officeooo:rsid="00565bd8" officeooo:paragraph-rsid="005787f6"/>
    </style:style>
    <style:style style:name="P55" style:family="paragraph" style:parent-style-name="Standard">
      <style:text-properties officeooo:rsid="00565bd8" officeooo:paragraph-rsid="0058c8b1"/>
    </style:style>
    <style:style style:name="P56" style:family="paragraph" style:parent-style-name="Standard">
      <style:text-properties officeooo:rsid="0070f35e" officeooo:paragraph-rsid="008fc144"/>
    </style:style>
    <style:style style:name="P57" style:family="paragraph" style:parent-style-name="Standard">
      <style:text-properties officeooo:rsid="0070f35e" officeooo:paragraph-rsid="00919bef"/>
    </style:style>
    <style:style style:name="P58" style:family="paragraph" style:parent-style-name="Standard">
      <style:text-properties officeooo:rsid="0070f35e" officeooo:paragraph-rsid="00a1643e"/>
    </style:style>
    <style:style style:name="P59" style:family="paragraph" style:parent-style-name="Standard" style:list-style-name="L1">
      <style:text-properties officeooo:rsid="00919bef" officeooo:paragraph-rsid="00a1643e"/>
    </style:style>
    <style:style style:name="P60" style:family="paragraph" style:parent-style-name="Standard" style:list-style-name="L1">
      <style:text-properties officeooo:rsid="00919bef" officeooo:paragraph-rsid="00919bef"/>
    </style:style>
    <style:style style:name="P61" style:family="paragraph" style:parent-style-name="Standard" style:list-style-name="L1">
      <style:text-properties officeooo:rsid="009b088b" officeooo:paragraph-rsid="00a1643e"/>
    </style:style>
    <style:style style:name="P62" style:family="paragraph" style:parent-style-name="Standard" style:list-style-name="L1">
      <style:text-properties officeooo:rsid="009f43aa" officeooo:paragraph-rsid="00a1643e"/>
    </style:style>
    <style:style style:name="P63" style:family="paragraph" style:parent-style-name="Standard" style:list-style-name="L1">
      <style:text-properties officeooo:rsid="003b1854" officeooo:paragraph-rsid="008fc144"/>
    </style:style>
    <style:style style:name="P64" style:family="paragraph" style:parent-style-name="Standard" style:list-style-name="L1">
      <style:text-properties officeooo:rsid="00703dae" officeooo:paragraph-rsid="008fc144"/>
    </style:style>
    <style:style style:name="P65" style:family="paragraph" style:parent-style-name="Standard" style:list-style-name="L1">
      <style:text-properties officeooo:rsid="00120d58" officeooo:paragraph-rsid="002d65ab"/>
    </style:style>
    <style:style style:name="P66" style:family="paragraph" style:parent-style-name="Standard" style:list-style-name="L1">
      <style:text-properties officeooo:rsid="00076d36" officeooo:paragraph-rsid="002d65ab"/>
    </style:style>
    <style:style style:name="P67" style:family="paragraph" style:parent-style-name="Standard" style:list-style-name="L1">
      <style:text-properties officeooo:rsid="00076d36" officeooo:paragraph-rsid="00098750"/>
    </style:style>
    <style:style style:name="P68" style:family="paragraph" style:parent-style-name="Standard" style:list-style-name="L1">
      <style:text-properties officeooo:rsid="00076d36" officeooo:paragraph-rsid="00076d36"/>
    </style:style>
    <style:style style:name="P69" style:family="paragraph" style:parent-style-name="Standard" style:list-style-name="L2">
      <style:text-properties officeooo:rsid="00076d36" officeooo:paragraph-rsid="00076d36"/>
    </style:style>
    <style:style style:name="P70" style:family="paragraph" style:parent-style-name="Standard" style:list-style-name="L3">
      <style:text-properties officeooo:rsid="00076d36" officeooo:paragraph-rsid="00076d36"/>
    </style:style>
    <style:style style:name="P71" style:family="paragraph" style:parent-style-name="Standard">
      <style:text-properties officeooo:rsid="00076d36" officeooo:paragraph-rsid="00a1643e"/>
    </style:style>
    <style:style style:name="P72" style:family="paragraph" style:parent-style-name="Standard">
      <style:text-properties officeooo:rsid="00076d36" officeooo:paragraph-rsid="00b060ff"/>
    </style:style>
    <style:style style:name="P73" style:family="paragraph" style:parent-style-name="Standard" style:list-style-name="L1">
      <style:text-properties officeooo:rsid="0012ffe5" officeooo:paragraph-rsid="002d65ab"/>
    </style:style>
    <style:style style:name="P74" style:family="paragraph" style:parent-style-name="Standard">
      <style:text-properties officeooo:rsid="0070f35e" officeooo:paragraph-rsid="00a1643e"/>
    </style:style>
    <style:style style:name="P75" style:family="paragraph" style:parent-style-name="Standard">
      <style:text-properties officeooo:rsid="0070f35e" officeooo:paragraph-rsid="00aead20"/>
    </style:style>
    <style:style style:name="P76" style:family="paragraph" style:parent-style-name="Standard">
      <style:text-properties officeooo:rsid="00a4ef15" officeooo:paragraph-rsid="00aead2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style:text-position="super 58%" officeooo:rsid="00a1643e"/>
    </style:style>
    <style:style style:name="T7" style:family="text">
      <style:text-properties style:text-position="super 58%" officeooo:rsid="00a259e5"/>
    </style:style>
    <style:style style:name="T8" style:family="text">
      <style:text-properties style:text-position="super 58%" officeooo:rsid="00a4ef15"/>
    </style:style>
    <style:style style:name="T9" style:family="text">
      <style:text-properties officeooo:rsid="0009875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08af7"/>
    </style:style>
    <style:style style:name="T13" style:family="text">
      <style:text-properties officeooo:rsid="00120d58"/>
    </style:style>
    <style:style style:name="T14" style:family="text">
      <style:text-properties officeooo:rsid="0012ffe5"/>
    </style:style>
    <style:style style:name="T15" style:family="text">
      <style:text-properties officeooo:rsid="0014b151"/>
    </style:style>
    <style:style style:name="T16" style:family="text">
      <style:text-properties officeooo:rsid="001860a9"/>
    </style:style>
    <style:style style:name="T17" style:family="text">
      <style:text-properties officeooo:rsid="00195afd"/>
    </style:style>
    <style:style style:name="T18" style:family="text">
      <style:text-properties officeooo:rsid="001bb99b"/>
    </style:style>
    <style:style style:name="T19" style:family="text">
      <style:text-properties officeooo:rsid="001d6f45"/>
    </style:style>
    <style:style style:name="T20" style:family="text">
      <style:text-properties officeooo:rsid="001ed408"/>
    </style:style>
    <style:style style:name="T21" style:family="text">
      <style:text-properties officeooo:rsid="00076d36"/>
    </style:style>
    <style:style style:name="T22" style:family="text">
      <style:text-properties fo:font-variant="normal" fo:text-transform="none" fo:color="#000000" loext:opacity="100%" style:font-name="Arial1" fo:font-size="9.75pt" fo:letter-spacing="normal" fo:font-style="normal" fo:font-weight="normal"/>
    </style:style>
    <style:style style:name="T23" style:family="text">
      <style:text-properties fo:font-variant="normal" fo:text-transform="none" style:font-name="Arial1" fo:font-size="9.75pt" fo:letter-spacing="normal" fo:font-style="normal" fo:font-weight="normal"/>
    </style:style>
    <style:style style:name="T24" style:family="text">
      <style:text-properties officeooo:rsid="0022b418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22b418"/>
    </style:style>
    <style:style style:name="T27" style:family="text">
      <style:text-properties officeooo:rsid="0025ca6e"/>
    </style:style>
    <style:style style:name="T28" style:family="text">
      <style:text-properties officeooo:rsid="002ab975"/>
    </style:style>
    <style:style style:name="T29" style:family="text">
      <style:text-properties officeooo:rsid="002d65ab"/>
    </style:style>
    <style:style style:name="T30" style:family="text">
      <style:text-properties officeooo:rsid="00396fce"/>
    </style:style>
    <style:style style:name="T31" style:family="text">
      <style:text-properties officeooo:rsid="003ebf55"/>
    </style:style>
    <style:style style:name="T32" style:family="text">
      <style:text-properties officeooo:rsid="004ae3d7"/>
    </style:style>
    <style:style style:name="T33" style:family="text">
      <style:text-properties officeooo:rsid="004d69ff"/>
    </style:style>
    <style:style style:name="T34" style:family="text">
      <style:text-properties officeooo:rsid="005012cd"/>
    </style:style>
    <style:style style:name="T35" style:family="text">
      <style:text-properties officeooo:rsid="0053312f"/>
    </style:style>
    <style:style style:name="T36" style:family="text">
      <style:text-properties officeooo:rsid="005a6839"/>
    </style:style>
    <style:style style:name="T37" style:family="text">
      <style:text-properties officeooo:rsid="005bbf96"/>
    </style:style>
    <style:style style:name="T38" style:family="text">
      <style:text-properties officeooo:rsid="005e22f4"/>
    </style:style>
    <style:style style:name="T39" style:family="text">
      <style:text-properties officeooo:rsid="005f279f"/>
    </style:style>
    <style:style style:name="T40" style:family="text">
      <style:text-properties officeooo:rsid="00642e0b"/>
    </style:style>
    <style:style style:name="T41" style:family="text">
      <style:text-properties officeooo:rsid="006760cf"/>
    </style:style>
    <style:style style:name="T42" style:family="text">
      <style:text-properties officeooo:rsid="0067a032"/>
    </style:style>
    <style:style style:name="T43" style:family="text">
      <style:text-properties officeooo:rsid="00698072"/>
    </style:style>
    <style:style style:name="T44" style:family="text">
      <style:text-properties officeooo:rsid="0069cc67"/>
    </style:style>
    <style:style style:name="T45" style:family="text">
      <style:text-properties officeooo:rsid="006b7e3e"/>
    </style:style>
    <style:style style:name="T46" style:family="text">
      <style:text-properties officeooo:rsid="006e049b"/>
    </style:style>
    <style:style style:name="T47" style:family="text">
      <style:text-properties officeooo:rsid="00703dae"/>
    </style:style>
    <style:style style:name="T48" style:family="text">
      <style:text-properties officeooo:rsid="00722e6f"/>
    </style:style>
    <style:style style:name="T49" style:family="text">
      <style:text-properties officeooo:rsid="00736a4e"/>
    </style:style>
    <style:style style:name="T50" style:family="text">
      <style:text-properties officeooo:rsid="0075cc7a"/>
    </style:style>
    <style:style style:name="T51" style:family="text">
      <style:text-properties officeooo:rsid="00760868"/>
    </style:style>
    <style:style style:name="T52" style:family="text">
      <style:text-properties officeooo:rsid="007edd44"/>
    </style:style>
    <style:style style:name="T53" style:family="text">
      <style:text-properties officeooo:rsid="0080b928"/>
    </style:style>
    <style:style style:name="T54" style:family="text">
      <style:text-properties officeooo:rsid="008e38c3"/>
    </style:style>
    <style:style style:name="T55" style:family="text">
      <style:text-properties officeooo:rsid="008fc144"/>
    </style:style>
    <style:style style:name="T56" style:family="text">
      <style:text-properties officeooo:rsid="00919bef"/>
    </style:style>
    <style:style style:name="T57" style:family="text">
      <style:text-properties officeooo:rsid="0092da82"/>
    </style:style>
    <style:style style:name="T58" style:family="text">
      <style:text-properties officeooo:rsid="009556c1"/>
    </style:style>
    <style:style style:name="T59" style:family="text">
      <style:text-properties officeooo:rsid="0095c313"/>
    </style:style>
    <style:style style:name="T60" style:family="text">
      <style:text-properties officeooo:rsid="00980278"/>
    </style:style>
    <style:style style:name="T61" style:family="text">
      <style:text-properties officeooo:rsid="009850ff"/>
    </style:style>
    <style:style style:name="T62" style:family="text">
      <style:text-properties officeooo:rsid="009cf50b"/>
    </style:style>
    <style:style style:name="T63" style:family="text">
      <style:text-properties officeooo:rsid="009d0207"/>
    </style:style>
    <style:style style:name="T64" style:family="text">
      <style:text-properties officeooo:rsid="009f43aa"/>
    </style:style>
    <style:style style:name="T65" style:family="text">
      <style:text-properties officeooo:rsid="00a1643e"/>
    </style:style>
    <style:style style:name="T66" style:family="text">
      <style:text-properties style:text-position="0% 100%" officeooo:rsid="00a259e5"/>
    </style:style>
    <style:style style:name="T67" style:family="text">
      <style:text-properties officeooo:rsid="00a259e5"/>
    </style:style>
    <style:style style:name="T68" style:family="text">
      <style:text-properties officeooo:rsid="00a3d0bc"/>
    </style:style>
    <style:style style:name="T69" style:family="text">
      <style:text-properties officeooo:rsid="00a4ef15"/>
    </style:style>
    <style:style style:name="T70" style:family="text">
      <style:text-properties officeooo:rsid="00a5bad7"/>
    </style:style>
    <style:style style:name="T71" style:family="text">
      <style:text-properties officeooo:rsid="00a6d6f5"/>
    </style:style>
    <style:style style:name="T72" style:family="text">
      <style:text-properties officeooo:rsid="00a76fac"/>
    </style:style>
    <style:style style:name="T73" style:family="text">
      <style:text-properties officeooo:rsid="00ab1c28"/>
    </style:style>
    <style:style style:name="T74" style:family="text">
      <style:text-properties officeooo:rsid="00ab32a7"/>
    </style:style>
    <style:style style:name="T75" style:family="text">
      <style:text-properties officeooo:rsid="00aead20"/>
    </style:style>
    <style:style style:name="T76" style:family="text">
      <style:text-properties officeooo:rsid="00b060ff"/>
    </style:style>
    <style:style style:name="T77" style:family="text">
      <style:text-properties officeooo:rsid="00b0a8d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John Ryan Bard</text:p>
      <text:p text:style-name="P2"/>
      <text:p text:style-name="P3">2306 Robin L<text:span text:style-name="T71">N SE</text:span><text:tab/><text:tab/><text:tab/><text:tab/><text:span text:style-name="T9">Email: </text:span><text:a xlink:type="simple" xlink:href="mailto:john.ryan.bard@gmail.com" text:style-name="Internet_20_link" text:visited-style-name="Visited_20_Internet_20_Link">john.ryan.bard<text:span text:style-name="T73">+resume</text:span>@gmail.com</text:a></text:p>
      <text:p text:style-name="P49"><text:span text:style-name="T21">Smyrna, GA 30080<text:tab/><text:tab/><text:tab/><text:tab/></text:span><text:span text:style-name="T22">LinkedIn: </text:span><text:a xlink:type="simple" xlink:href="http://www.linkedin.com/in/john-ryan-bard" text:style-name="Internet_20_link" text:visited-style-name="Visited_20_Internet_20_Link">http://www.linkedin.com/in/john-ryan-bard</text:a></text:p>
      <text:p text:style-name="P50"><text:span text:style-name="T21">Cell: (678) 438-9941<text:tab/><text:tab/><text:tab/><text:tab/></text:span><text:span text:style-name="T22">GitHub: </text:span><text:a xlink:type="simple" xlink:href="https://github.com/RyanBard" text:style-name="Internet_20_link" text:visited-style-name="Visited_20_Internet_20_Link"><text:span text:style-name="T23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4">To obtain a software developer position and grow in an interesting language or domain</text:span>.</text:p>
      <text:p text:style-name="P5"/>
      <text:p text:style-name="P5"><text:span text:style-name="T26">Interests</text:span><text:span text:style-name="T25">:</text:span></text:p>
      <text:p text:style-name="P16"/>
      <text:p text:style-name="P44">- <text:span text:style-name="T24">C / </text:span><text:span text:style-name="T65">C++</text:span><text:span text:style-name="T24"><text:tab/><text:tab/><text:tab/><text:tab/>- Go<text:tab/><text:tab/><text:tab/><text:tab/>- </text:span><text:span text:style-name="T65">Lisp / Clojure</text:span></text:p>
      <text:p text:style-name="P44">- <text:span text:style-name="T60">Elixir<text:tab/><text:tab/><text:tab/><text:tab/><text:tab/>- </text:span><text:span text:style-name="T65">JavaScript<text:tab/></text:span><text:span text:style-name="T60"><text:tab/><text:tab/>- Rust</text:span></text:p>
      <text:p text:style-name="P24"/>
      <text:p text:style-name="P24"/>
      <text:p text:style-name="P22">WORK EXPERIENCE</text:p>
      <text:p text:style-name="P14"/>
      <text:p text:style-name="P29"><text:span text:style-name="T69">Jul</text:span><text:span text:style-name="T72">y</text:span> <text:span text:style-name="T69">6</text:span><text:span text:style-name="T8">th</text:span> 20<text:span text:style-name="T69">21</text:span> – <text:span text:style-name="T61">present</text:span></text:p>
      <text:p text:style-name="P42">Flock Safety</text:p>
      <text:p text:style-name="P35">Software Developer</text:p>
      <text:p text:style-name="P29"/>
      <text:p text:style-name="P13"><text:tab/><text:span text:style-name="T57">Contributed to the </text:span><text:span text:style-name="T69">design and implementation </text:span><text:span text:style-name="T57">of </text:span><text:span text:style-name="T69">back</text:span><text:span text:style-name="T57">-end software </text:span><text:span text:style-name="T69">handling automated license plate readers, audio detection, automatic vehicle location, drones, and computer aided dispatch</text:span><text:span text:style-name="T57">.</text:span></text:p>
      <text:p text:style-name="P13"/>
      <text:p text:style-name="P13"/>
      <text:p text:style-name="P20">Achievements:</text:p>
      <text:p text:style-name="P13"/>
      <text:list text:style-name="L1">
        <text:list-item>
          <text:p text:style-name="P59">Revitalized the unit tests that were only present in a few microservices, expanded them into many modules, improved them, and encouraged others to write them</text:p>
        </text:list-item>
        <text:list-item>
          <text:p text:style-name="P59">Implemented the first integration tests at the company, and helped come up with plans to automatically run them as part of our builds</text:p>
        </text:list-item>
        <text:list-item>
          <text:p text:style-name="P59">Implemented a microservice similar to postbin to allow testing of interactions with 3rd party apis and our exporting into them, which was severely under tested before that</text:p>
        </text:list-item>
        <text:list-item>
          <text:p text:style-name="P59">Revitalized the smoke tests at the company, encouraged these tests to be part of the requirements of features, and implemented around 50% of those tests offering much needed automated testing for several microservices</text:p>
        </text:list-item>
        <text:list-item>
          <text:p text:style-name="P59">Implemented a common lib to offer reasonable OAuth2 behavior (fetch and cache tokens as needed before making an api call, invalidate and re-fetch when getting a 401, try to pre-fetch a token before the current expires, etc.) and reduces all of the duplicated OAuth2 handling code, while fixing bugs, improving performance, and reducing our Auth0 quota usage</text:p>
        </text:list-item>
        <text:list-item>
          <text:p text:style-name="P59">Helped design, implement, and improve a circuit breaker lib, as well as leveraged it to improve the stability of several services</text:p>
        </text:list-item>
        <text:list-item>
          <text:p text:style-name="P59">Designed and implemented a way to offer OAuth2 for customer facing APIs via Auth0 instead of implementing our own auth server</text:p>
        </text:list-item>
        <text:list-item>
          <text:p text:style-name="P59">Designed and reviewed the implementation of a mechanism to batch exporting of our data through webhooks, to improve the performance of our system, and reduce stress on the systems <text:soft-page-break/>receiving our webhooks</text:p>
        </text:list-item>
        <text:list-item>
          <text:p text:style-name="P59">Redesigned and implemented improvements to our websockets service to be more performant with broadcasting</text:p>
        </text:list-item>
        <text:list-item>
          <text:p text:style-name="P59">Redesigned and reimplemented our mechanism of having a message driven architecture from using a sidecar to handle sqs messages to using a library, which eased the pain of our hpa scaling, and reduced resource usage</text:p>
        </text:list-item>
        <text:list-item>
          <text:p text:style-name="P59">Helped design and implement data warehousing for reports against the prod database that were slow and taxing</text:p>
        </text:list-item>
      </text:list>
      <text:p text:style-name="P13"/>
      <text:p text:style-name="P13"/>
      <text:p text:style-name="P20">Technologies:</text:p>
      <text:p text:style-name="P13"/>
      <text:p text:style-name="P75">- <text:span text:style-name="T69">golang 1.16-1.2</text:span><text:span text:style-name="T74">5</text:span><text:tab/><text:tab/><text:tab/>- <text:span text:style-name="T75">typescript (4.6-4.8)</text:span><text:tab/><text:tab/><text:tab/>- <text:span text:style-name="T70">aws cloudwatch</text:span></text:p>
      <text:p text:style-name="P75">- <text:span text:style-name="T69">sirupsen/logrus</text:span><text:tab/><text:tab/><text:tab/>- <text:span text:style-name="T75">jest<text:tab/></text:span><text:tab/><text:tab/><text:tab/><text:tab/>- <text:span text:style-name="T70">docker</text:span></text:p>
      <text:p text:style-name="P75">- <text:span text:style-name="T69">gin-gonic/gin</text:span><text:tab/><text:tab/><text:tab/>- <text:span text:style-name="T75">mocha<text:tab/></text:span><text:tab/><text:tab/><text:tab/>- <text:span text:style-name="T70">grafana</text:span></text:p>
      <text:p text:style-name="P75">- <text:span text:style-name="T69">gorilla/mux</text:span><text:span text:style-name="T64"><text:tab/><text:tab/><text:tab/><text:tab/></text:span>- <text:span text:style-name="T75">chai</text:span><text:tab/><text:tab/><text:tab/><text:tab/><text:tab/>- <text:span text:style-name="T70">prometheus</text:span></text:p>
      <text:p text:style-name="P75">- <text:span text:style-name="T69">go-redis</text:span><text:span text:style-name="T64"><text:tab/></text:span><text:tab/><text:tab/><text:tab/>- <text:span text:style-name="T75">superagent</text:span><text:tab/><text:tab/><text:tab/><text:tab/>- <text:span text:style-name="T75">otel</text:span></text:p>
      <text:p text:style-name="P75">- <text:span text:style-name="T69">aws-sdk-go (v1-v2)</text:span><text:tab/><text:tab/><text:tab/>- <text:span text:style-name="T70">fetch</text:span><text:span text:style-name="T64"><text:tab/><text:tab/><text:tab/><text:tab/><text:tab/>- </text:span><text:span text:style-name="T70">helm charts</text:span></text:p>
      <text:p text:style-name="P75">- <text:span text:style-name="T69">go-playground/validator/v10</text:span><text:span text:style-name="T64"><text:tab/>- </text:span><text:span text:style-name="T70">ioredis</text:span><text:span text:style-name="T64"><text:tab/><text:tab/><text:tab/><text:tab/>- </text:span><text:span text:style-name="T70">terraform</text:span></text:p>
      <text:p text:style-name="P75">- <text:span text:style-name="T69">auth0/go-jwt-middleware</text:span><text:span text:style-name="T64"><text:tab/><text:tab/>- </text:span><text:span text:style-name="T70">winston</text:span><text:span text:style-name="T64"><text:tab/><text:tab/><text:tab/><text:tab/>- </text:span><text:span text:style-name="T70">datadog</text:span></text:p>
      <text:p text:style-name="P75">- <text:span text:style-name="T69">form3tech-oss/jwt-go</text:span><text:span text:style-name="T64"><text:tab/><text:tab/>- </text:span><text:span text:style-name="T70">inversify<text:tab/><text:tab/><text:tab/><text:tab/>- logdna</text:span></text:p>
      <text:p text:style-name="P75">- <text:span text:style-name="T69">golang-jwt/jwt<text:tab/><text:tab/><text:tab/>- </text:span><text:span text:style-name="T70">p-map<text:tab/><text:tab/> <text:tab/><text:tab/>- </text:span><text:span text:style-name="T75">grpc/protobuf</text:span></text:p>
      <text:p text:style-name="P75">- <text:span text:style-name="T69">pkg/errors<text:tab/><text:tab/><text:tab/><text:tab/>- </text:span><text:span text:style-name="T70">p-settle<text:tab/><text:tab/><text:tab/><text:tab/>- </text:span><text:span text:style-name="T75">rest</text:span></text:p>
      <text:p text:style-name="P75">- <text:span text:style-name="T69">stretchr/testify<text:tab/><text:tab/><text:tab/>- </text:span><text:span text:style-name="T70">lodash<text:tab/><text:tab/><text:tab/><text:tab/>- </text:span><text:span text:style-name="T75">websockets</text:span></text:p>
      <text:p text:style-name="P75">- <text:span text:style-name="T69">jmoiron/sqlx<text:tab/><text:tab/><text:tab/><text:tab/>- </text:span><text:span text:style-name="T70">massivejs<text:tab/><text:tab/><text:tab/><text:tab/>- </text:span><text:span text:style-name="T75">postman</text:span></text:p>
      <text:p text:style-name="P75">- <text:span text:style-name="T69">uptrace/bun<text:tab/><text:tab/><text:tab/><text:tab/>- </text:span><text:span text:style-name="T70">aws s3<text:tab/><text:tab/><text:tab/><text:tab/>- </text:span><text:span text:style-name="T75">bruno</text:span></text:p>
      <text:p text:style-name="P76">- kelseyhightower/envconfig<text:tab/><text:tab/>- <text:span text:style-name="T70">aws sqs/sns<text:tab/><text:tab/><text:tab/><text:tab/>- </text:span><text:span text:style-name="T75">curl</text:span></text:p>
      <text:p text:style-name="P76">- <text:span text:style-name="T70">prometheus/client_golang<text:tab/><text:tab/>- aws dynamodb<text:tab/><text:tab/><text:tab/>- </text:span><text:span text:style-name="T75">bash</text:span></text:p>
      <text:p text:style-name="P76">- <text:span text:style-name="T70">python (2.7, 3.10)<text:tab/><text:tab/><text:tab/>-</text:span><text:span text:style-name="T64"> </text:span><text:span text:style-name="T70">aws rds (sql/postgres)<text:tab/><text:tab/>- </text:span><text:span text:style-name="T75">git</text:span></text:p>
      <text:p text:style-name="P76">- <text:span text:style-name="T70">scala (2.11.8)<text:tab/><text:tab/><text:tab/>- aws elasticache (redis)<text:tab/><text:tab/>- </text:span><text:span text:style-name="T75">oauth2/openidconnect</text:span></text:p>
      <text:p text:style-name="P75">- <text:span text:style-name="T70">nodejs (12-20)</text:span><text:span text:style-name="T64"><text:tab/><text:tab/><text:tab/>- </text:span><text:span text:style-name="T70">aws opensearch (elasticsearch)<text:tab/>- </text:span><text:span text:style-name="T75">auth0</text:span></text:p>
      <text:p text:style-name="P58">-<text:span text:style-name="T75">npm<text:tab/><text:tab/><text:tab/><text:tab/><text:tab/>- aws eks (kubernetes)<text:tab/><text:tab/>- launchdarkly</text:span></text:p>
      <text:p text:style-name="P58">-<text:span text:style-name="T75">expressjs<text:tab/><text:tab/><text:tab/><text:tab/>- aws lambda</text:span></text:p>
      <text:p text:style-name="P48"/>
      <text:p text:style-name="P13"/>
      <text:p text:style-name="P20">Soft Skills:</text:p>
      <text:p text:style-name="P13"/>
      <text:p text:style-name="P72">- <text:span text:style-name="T70">VS Code</text:span><text:span text:style-name="T63"><text:tab/><text:tab/><text:tab/>- </text:span><text:span text:style-name="T76">Jenkins</text:span><text:span text:style-name="T63"><text:tab/><text:tab/><text:tab/>- </text:span><text:span text:style-name="T76">Jira</text:span></text:p>
      <text:p text:style-name="P72">- <text:span text:style-name="T70">Sublime Text</text:span><text:span text:style-name="T64"><text:tab/><text:tab/>- </text:span><text:span text:style-name="T76">Confluence</text:span><text:span text:style-name="T64"><text:tab/><text:tab/><text:tab/>- </text:span><text:span text:style-name="T76">OpsGenie</text:span></text:p>
      <text:p text:style-name="P13">- <text:span text:style-name="T76">Github</text:span></text:p>
      <text:p text:style-name="P13"/>
      <text:p text:style-name="P13"/>
      <text:p text:style-name="P30"><text:span text:style-name="T67">Jan</text:span><text:span text:style-name="T72">uary</text:span> <text:span text:style-name="T67">19</text:span><text:span text:style-name="T7">th</text:span> 20<text:span text:style-name="T67">21</text:span> – <text:span text:style-name="T67">June 3</text:span><text:span text:style-name="T7">rd </text:span><text:span text:style-name="T66">2021</text:span></text:p>
      <text:p text:style-name="P41">Travel Syndication Technology (TST)</text:p>
      <text:p text:style-name="P34">Software Developer</text:p>
      <text:p text:style-name="P29"/>
      <text:p text:style-name="P13"><text:tab/><text:span text:style-name="T57">Contributed to the d</text:span>evelop<text:span text:style-name="T57">ment of </text:span><text:span text:style-name="T67">travel </text:span><text:span text:style-name="T57">web applications </text:span><text:span text:style-name="T67">(booking flights, rooms, rental cars, etc.)</text:span></text:p>
      <text:p text:style-name="P13"/>
      <text:p text:style-name="P13"><text:soft-page-break/></text:p>
      <text:p text:style-name="P20">Technologies:</text:p>
      <text:p text:style-name="P13"/>
      <text:p text:style-name="P58">- <text:span text:style-name="T68">Scala (2.12)</text:span><text:span text:style-name="T52"><text:tab/></text:span><text:tab/><text:tab/>- <text:span text:style-name="T68">MySQL</text:span><text:span text:style-name="T64"><text:tab/></text:span><text:tab/><text:tab/><text:tab/>- <text:span text:style-name="T68">Docker</text:span></text:p>
      <text:p text:style-name="P58">- <text:span text:style-name="T68">Play<text:tab/></text:span><text:span text:style-name="T62"><text:tab/></text:span><text:tab/><text:tab/>- <text:span text:style-name="T68">MongoDB</text:span><text:tab/><text:tab/><text:tab/><text:tab/>- <text:span text:style-name="T68">Bash</text:span></text:p>
      <text:p text:style-name="P58">- <text:span text:style-name="T68">Hibernate</text:span><text:span text:style-name="T64"><text:tab/></text:span><text:tab/><text:tab/>- <text:span text:style-name="T68">JavaScript</text:span><text:tab/><text:tab/><text:tab/><text:tab/>- <text:span text:style-name="T68">Git</text:span></text:p>
      <text:p text:style-name="P48"/>
      <text:p text:style-name="P13"/>
      <text:p text:style-name="P20">Soft Skills:</text:p>
      <text:p text:style-name="P13"/>
      <text:p text:style-name="P13">- <text:span text:style-name="T68">Jenkins</text:span><text:span text:style-name="T63"><text:tab/><text:tab/><text:tab/>- </text:span><text:span text:style-name="T68">IntelliJ</text:span><text:span text:style-name="T63"><text:tab/><text:tab/><text:tab/>- Github</text:span></text:p>
      <text:p text:style-name="P13">- <text:span text:style-name="T68">Jira<text:tab/></text:span><text:span text:style-name="T64"><text:tab/><text:tab/><text:tab/>- </text:span><text:span text:style-name="T68">Kibana</text:span><text:span text:style-name="T64"><text:tab/><text:tab/><text:tab/>- </text:span><text:span text:style-name="T68">Sublime Text</text:span></text:p>
      <text:p text:style-name="P13"/>
      <text:p text:style-name="P13"/>
      <text:p text:style-name="P29"><text:span text:style-name="T61">Oct</text:span><text:span text:style-name="T72">ober</text:span> <text:span text:style-name="T61">2</text:span><text:span text:style-name="T5">nd</text:span> 201<text:span text:style-name="T55">7</text:span> – <text:span text:style-name="T65">Jan</text:span><text:span text:style-name="T72">uary</text:span><text:span text:style-name="T65"> 15</text:span><text:span text:style-name="T6">th</text:span><text:span text:style-name="T65"> 2021</text:span></text:p>
      <text:p text:style-name="P40">VMware AirWatch</text:p>
      <text:p text:style-name="P33">Senior <text:span text:style-name="T61">MTS -</text:span> <text:span text:style-name="T61">Java</text:span></text:p>
      <text:p text:style-name="P29"/>
      <text:p text:style-name="P13"><text:tab/><text:span text:style-name="T57">Contributed to the d</text:span>evelop<text:span text:style-name="T57">ment of front-end and back-end software for mobile devices and web applications.</text:span></text:p>
      <text:p text:style-name="P13"/>
      <text:p text:style-name="P13"/>
      <text:p text:style-name="P20">Achievements:</text:p>
      <text:p text:style-name="P13"/>
      <text:list text:continue-numbering="true" text:style-name="L1">
        <text:list-item>
          <text:p text:style-name="P59">Quickly ramped up on domain and project knowledge</text:p>
        </text:list-item>
        <text:list-item>
          <text:p text:style-name="P61">Wrote several "Connectors" for interfacing with APIs such as GitHub, GitLab, ServiceNow, etc.</text:p>
        </text:list-item>
        <text:list-item>
          <text:p text:style-name="P61">Reduced a project from about 2100 lines of java code + config <text:span text:style-name="T64">running in</text:span> EC2 to a little under 700 lines of javascript code + config <text:span text:style-name="T64">running in AWS</text:span> Lambda</text:p>
        </text:list-item>
        <text:list-item>
          <text:p text:style-name="P62">Wrote many mock backends and simple test connectors in NodeJS to help developers/QA/management test and to help Sales demo the product</text:p>
        </text:list-item>
      </text:list>
      <text:p text:style-name="P13"/>
      <text:p text:style-name="P13"/>
      <text:p text:style-name="P20">Technologies:</text:p>
      <text:p text:style-name="P13"/>
      <text:p text:style-name="P58">- <text:span text:style-name="T52">JavaScript<text:tab/></text:span><text:tab/><text:tab/>- <text:span text:style-name="T64">RxJava<text:tab/></text:span><text:tab/><text:tab/><text:tab/>- <text:span text:style-name="T65">bash</text:span></text:p>
      <text:p text:style-name="P58">- <text:span text:style-name="T62">NodeJS </text:span><text:span text:style-name="T65">(v4-v8)</text:span><text:tab/><text:tab/>- <text:span text:style-name="T64">Hibernate</text:span><text:tab/><text:tab/><text:tab/><text:tab/>- <text:span text:style-name="T65">curl</text:span></text:p>
      <text:p text:style-name="P58">- <text:span text:style-name="T65">NPM<text:tab/></text:span><text:span text:style-name="T64"><text:tab/></text:span><text:tab/><text:tab/>- <text:span text:style-name="T64">JUnit<text:tab/></text:span><text:tab/><text:tab/><text:tab/><text:tab/>- <text:span text:style-name="T65">Postman</text:span></text:p>
      <text:p text:style-name="P58">- <text:span text:style-name="T65">ExpressJS</text:span><text:span text:style-name="T64"><text:tab/><text:tab/><text:tab/></text:span>- <text:span text:style-name="T64">Guava</text:span><text:tab/><text:tab/><text:tab/><text:tab/>- <text:span text:style-name="T65">AWS RDS (SQL/Postgres)</text:span></text:p>
      <text:p text:style-name="P58">- <text:span text:style-name="T65">Mocha</text:span><text:tab/><text:tab/><text:tab/>- <text:span text:style-name="T64">Jackson</text:span><text:tab/><text:tab/><text:tab/><text:tab/>- <text:span text:style-name="T65">AWS Elasticache (redis)</text:span></text:p>
      <text:p text:style-name="P58">- <text:span text:style-name="T65">Chai<text:tab/></text:span><text:tab/><text:tab/><text:tab/>- <text:span text:style-name="T64">slf4j<text:tab/><text:tab/><text:tab/><text:tab/><text:tab/>- </text:span><text:span text:style-name="T65">AWS EC2</text:span></text:p>
      <text:p text:style-name="P58">- <text:span text:style-name="T65">ElectronJS<text:tab/></text:span><text:span text:style-name="T64"><text:tab/><text:tab/>- Maven<text:tab/><text:tab/><text:tab/><text:tab/>- </text:span><text:span text:style-name="T65">AWS ECS</text:span></text:p>
      <text:p text:style-name="P58">- <text:span text:style-name="T65">HandlebarsJS</text:span><text:span text:style-name="T64"><text:tab/><text:tab/>- HAL<text:tab/><text:tab/><text:tab/><text:tab/><text:tab/>- </text:span><text:span text:style-name="T65">AWS Fargate</text:span></text:p>
      <text:p text:style-name="P58">- <text:span text:style-name="T65">Gulp<text:tab/><text:tab/><text:tab/><text:tab/>- NoSQL (Redis)<text:tab/><text:tab/><text:tab/>- AWS CloudFormation</text:span></text:p>
      <text:p text:style-name="P58">- <text:span text:style-name="T65">Swift<text:tab/><text:tab/><text:tab/><text:tab/>- Oauth2/OpenIDConnect<text:tab/><text:tab/>- AWS Lambda</text:span></text:p>
      <text:p text:style-name="P58">- <text:span text:style-name="T64">Java 8-14<text:tab/><text:tab/><text:tab/>- </text:span><text:span text:style-name="T65">JWT<text:tab/><text:tab/><text:tab/><text:tab/><text:tab/>AWS CloudWatch</text:span></text:p>
      <text:p text:style-name="P58">- <text:span text:style-name="T64">Spring </text:span><text:span text:style-name="T65">Boot</text:span><text:span text:style-name="T64"><text:tab/><text:tab/><text:tab/>- </text:span><text:span text:style-name="T65">git</text:span></text:p>
      <text:p text:style-name="P48"/>
      <text:p text:style-name="P13"/>
      <text:p text:style-name="P20">Soft Skills:</text:p>
      <text:p text:style-name="P13"><text:soft-page-break/></text:p>
      <text:p text:style-name="P13">- <text:span text:style-name="T65">Kibana</text:span><text:span text:style-name="T63"><text:tab/><text:tab/><text:tab/>- </text:span><text:span text:style-name="T65">Jira<text:tab/></text:span><text:span text:style-name="T63"><text:tab/><text:tab/><text:tab/>- </text:span><text:span text:style-name="T65">IntelliJ</text:span></text:p>
      <text:p text:style-name="P13">- <text:span text:style-name="T64">Bitbucket<text:tab/><text:tab/><text:tab/>- </text:span><text:span text:style-name="T65">Github</text:span><text:span text:style-name="T64"><text:tab/><text:tab/><text:tab/>- </text:span><text:span text:style-name="T65">Xcode</text:span></text:p>
      <text:p text:style-name="P13">- <text:span text:style-name="T65">Confluence<text:tab/><text:tab/><text:tab/>- Bamboo<text:tab/><text:tab/><text:tab/>- Sublime Text</text:span></text:p>
      <text:p text:style-name="P13">- <text:span text:style-name="T77">PagerDuty</text:span></text:p>
      <text:p text:style-name="P13"/>
      <text:p text:style-name="P13"/>
      <text:p text:style-name="P29"><text:span text:style-name="T55">Feb</text:span><text:span text:style-name="T72">ruary</text:span> <text:span text:style-name="T55">20</text:span><text:span text:style-name="T1">th</text:span> 201<text:span text:style-name="T55">7</text:span> – <text:span text:style-name="T58">Apr</text:span><text:span text:style-name="T72">il</text:span><text:span text:style-name="T58"> 21</text:span><text:span text:style-name="T4">st</text:span><text:span text:style-name="T58"> 2017</text:span></text:p>
      <text:p text:style-name="P39"><text:span text:style-name="T59">The </text:span>Home Depot</text:p>
      <text:p text:style-name="P32">Senior Java Developer</text:p>
      <text:p text:style-name="P28"/>
      <text:p text:style-name="P12"><text:tab/><text:span text:style-name="T57">Contributed to the d</text:span>evelop<text:span text:style-name="T57">ment of front-end and back-end software for a webapp to manage the products sold in stores.</text:span></text:p>
      <text:p text:style-name="P11"/>
      <text:p text:style-name="P11"/>
      <text:p text:style-name="P19">Achievements:</text:p>
      <text:p text:style-name="P11"/>
      <text:list text:continue-numbering="true" text:style-name="L1">
        <text:list-item>
          <text:p text:style-name="P60">Quickly ramped up on domain and project knowledge</text:p>
        </text:list-item>
      </text:list>
      <text:p text:style-name="P11"/>
      <text:p text:style-name="P11"/>
      <text:p text:style-name="P19">Technologies:</text:p>
      <text:p text:style-name="P11"/>
      <text:p text:style-name="P56">- <text:span text:style-name="T52">Javascript<text:tab/></text:span><text:tab/><text:tab/>- <text:span text:style-name="T56">Spring Web MVC</text:span><text:tab/><text:tab/><text:tab/>- <text:span text:style-name="T56">git</text:span></text:p>
      <text:p text:style-name="P56">- AngularJS <text:span text:style-name="T49">1.5</text:span><text:tab/><text:tab/>- <text:span text:style-name="T56">Spring Data<text:tab/></text:span><text:tab/><text:tab/><text:tab/>- <text:span text:style-name="T56">bash</text:span></text:p>
      <text:p text:style-name="P56">- <text:span text:style-name="T51">Angular Material</text:span><text:tab/><text:tab/>- <text:span text:style-name="T56">Hibernate</text:span><text:tab/><text:tab/><text:tab/><text:tab/>- <text:span text:style-name="T56">curl</text:span></text:p>
      <text:p text:style-name="P57">- <text:span text:style-name="T56">Sass (CSS)<text:tab/><text:tab/><text:tab/></text:span>- <text:span text:style-name="T56">Junit<text:tab/></text:span><text:tab/><text:tab/><text:tab/><text:tab/>- <text:span text:style-name="T56">netcat</text:span></text:p>
      <text:p text:style-name="P57">- <text:span text:style-name="T56">JasmineJS</text:span><text:tab/><text:tab/><text:tab/>- <text:span text:style-name="T56">Guava</text:span><text:tab/><text:tab/><text:tab/><text:tab/>- <text:span text:style-name="T56">Postman</text:span></text:p>
      <text:p text:style-name="P57">- <text:span text:style-name="T56">Protractor</text:span><text:tab/><text:tab/><text:tab/>- <text:span text:style-name="T50">Jackson<text:tab/></text:span><text:tab/><text:tab/><text:tab/>- <text:span text:style-name="T56">Newman</text:span></text:p>
      <text:p text:style-name="P57">- <text:span text:style-name="T56">NodeJS</text:span><text:tab/><text:tab/><text:tab/>- <text:span text:style-name="T56">slf4j<text:tab/><text:tab/></text:span><text:tab/><text:tab/><text:tab/>- <text:span text:style-name="T56">IntelliJ</text:span></text:p>
      <text:p text:style-name="P57">- <text:span text:style-name="T56">Gulp<text:tab/></text:span><text:tab/><text:tab/><text:tab/>- <text:span text:style-name="T56">Gradle</text:span><text:tab/><text:tab/><text:tab/><text:tab/>- <text:span text:style-name="T56">Sublime Text</text:span></text:p>
      <text:p text:style-name="P56">- <text:span text:style-name="T56">Java 1.8<text:tab/><text:tab/></text:span><text:tab/>- <text:span text:style-name="T56">Mybatis</text:span></text:p>
      <text:p text:style-name="P56">- <text:span text:style-name="T56">Spring Boot</text:span><text:tab/><text:tab/><text:tab/>- <text:span text:style-name="T56">SQL (MySQL)</text:span></text:p>
      <text:p text:style-name="P47"/>
      <text:p text:style-name="P11"/>
      <text:p text:style-name="P19">Soft Skills:</text:p>
      <text:p text:style-name="P11"/>
      <text:p text:style-name="P11">- <text:span text:style-name="T55">Pivotal Cloud Foundry<text:tab/>- Pivotal Tracker<text:tab/><text:tab/><text:tab/>- Github</text:span></text:p>
      <text:p text:style-name="P11">- <text:span text:style-name="T45">Jenkins</text:span></text:p>
      <text:p text:style-name="P11"/>
      <text:p text:style-name="P11"/>
      <text:p text:style-name="P28"><text:span text:style-name="T29">May</text:span> <text:span text:style-name="T29">12</text:span><text:span text:style-name="T1">th</text:span> 201<text:span text:style-name="T30">4</text:span> – <text:span text:style-name="T55">February 17</text:span><text:span text:style-name="T3">th</text:span><text:span text:style-name="T55"> 2017</text:span></text:p>
      <text:p text:style-name="P38">G<text:span text:style-name="T48">eorgia Tech Research Institute</text:span></text:p>
      <text:p text:style-name="P31">Research Scientist</text:p>
      <text:p text:style-name="P28"/>
      <text:p text:style-name="P11"><text:tab/>D<text:span text:style-name="T46">esigned and d</text:span>eveloped <text:span text:style-name="T29">front-end and back-end software for webapps mimicking google's services (mail, drive, etc.) but focusing on security.</text:span></text:p>
      <text:p text:style-name="P11"/>
      <text:p text:style-name="P11"/>
      <text:p text:style-name="P19">Achievements:</text:p>
      <text:p text:style-name="P11"><text:soft-page-break/></text:p>
      <text:list text:continue-numbering="true" text:style-name="L1">
        <text:list-item>
          <text:p text:style-name="P63"><text:span text:style-name="T47">Met </text:span>aggressive deadline<text:span text:style-name="T32">s on a very late project</text:span></text:p>
        </text:list-item>
        <text:list-item>
          <text:p text:style-name="P64">Created the first unit tests for that project</text:p>
        </text:list-item>
        <text:list-item>
          <text:p text:style-name="P64">Researched and implemented significant parts of an SMTP &amp; IMAP server for a proof of concept in under a month</text:p>
        </text:list-item>
      </text:list>
      <text:p text:style-name="P11"/>
      <text:p text:style-name="P11"/>
      <text:p text:style-name="P19">Technologies:</text:p>
      <text:p text:style-name="P11"/>
      <text:p text:style-name="P56">- <text:span text:style-name="T52">Javascript<text:tab/></text:span><text:tab/><text:tab/>- <text:span text:style-name="T53">SELinux</text:span><text:tab/><text:tab/><text:tab/><text:tab/>- <text:span text:style-name="T50">PL/SQL</text:span></text:p>
      <text:p text:style-name="P56">- AngularJS 1.2-<text:span text:style-name="T49">1.5</text:span><text:tab/><text:tab/>- <text:span text:style-name="T53">TypeSafe Config</text:span><text:tab/><text:tab/><text:tab/>- <text:span text:style-name="T53">git</text:span></text:p>
      <text:p text:style-name="P56">- <text:span text:style-name="T51">Angular Material</text:span><text:tab/><text:tab/>- <text:span text:style-name="T51">Guava</text:span><text:tab/><text:tab/><text:tab/><text:tab/>- <text:span text:style-name="T53">NodeJS</text:span></text:p>
      <text:p text:style-name="P56">- UI Bootstap<text:tab/><text:tab/><text:tab/>- Guice<text:tab/><text:tab/><text:tab/><text:tab/>- <text:span text:style-name="T53">SMTP</text:span></text:p>
      <text:p text:style-name="P56">- LESS (CSS)<text:tab/><text:tab/><text:tab/>- Jackson<text:tab/><text:tab/><text:tab/><text:tab/>- <text:span text:style-name="T53">IMAP</text:span></text:p>
      <text:p text:style-name="P56">- RequireJS<text:tab/><text:tab/><text:tab/>- <text:span text:style-name="T50">JAX-RS (</text:span>Jersey<text:span text:style-name="T50">)</text:span><text:tab/><text:tab/><text:tab/>- <text:span text:style-name="T53">WireShark</text:span></text:p>
      <text:p text:style-name="P56">- Java 1.7<text:tab/><text:tab/><text:tab/>- Spring Web MVC<text:tab/><text:tab/><text:tab/>- <text:span text:style-name="T53">iptables</text:span></text:p>
      <text:p text:style-name="P56">- <text:span text:style-name="T52">JEE<text:tab/><text:tab/><text:tab/></text:span><text:tab/>- REST<text:tab/><text:tab/><text:tab/><text:tab/>- bash</text:p>
      <text:p text:style-name="P56">- Junit<text:tab/><text:tab/><text:tab/><text:tab/>- JSON<text:tab/><text:tab/><text:tab/><text:tab/>- curl</text:p>
      <text:p text:style-name="P56">- TestNG<text:tab/><text:tab/><text:tab/>- slf4j<text:tab/><text:tab/><text:tab/><text:tab/><text:tab/>- telnet</text:p>
      <text:p text:style-name="P56">- Groovy<text:tab/><text:tab/><text:tab/>- Tuckey UrlRewriteFilter<text:tab/><text:tab/>- <text:span text:style-name="T50">netcat</text:span></text:p>
      <text:p text:style-name="P56">- Spock<text:tab/><text:tab/><text:tab/>- JasmineJS<text:tab/><text:tab/><text:tab/><text:tab/>- Jmeter</text:p>
      <text:p text:style-name="P56">- Gradle<text:tab/><text:tab/><text:tab/>- Metrics <text:span text:style-name="T52">(Dropwizard)</text:span><text:tab/><text:tab/>- IntelliJ</text:p>
      <text:p text:style-name="P56">- <text:span text:style-name="T52">Gulp<text:tab/></text:span><text:tab/><text:tab/><text:tab/>- <text:span text:style-name="T52">AMQP (Apache Qpid)<text:tab/></text:span><text:tab/>- Sublime Text</text:p>
      <text:p text:style-name="P56">- <text:span text:style-name="T52">Maven<text:tab/></text:span><text:tab/><text:tab/>- <text:span text:style-name="T53">SQL (Oracle)<text:tab/></text:span><text:tab/><text:tab/>- <text:span text:style-name="T50">RHEL</text:span></text:p>
      <text:p text:style-name="P47"/>
      <text:p text:style-name="P11"/>
      <text:p text:style-name="P19">Soft Skills:</text:p>
      <text:p text:style-name="P11"/>
      <text:p text:style-name="P11">- <text:span text:style-name="T31">JIRA<text:tab/><text:tab/><text:tab/><text:tab/>- Stash/BitBucket<text:tab/><text:tab/><text:tab/>- Confluence</text:span></text:p>
      <text:p text:style-name="P11">- <text:span text:style-name="T45">Jenkins<text:tab/><text:tab/><text:tab/>- Bamboo</text:span></text:p>
      <text:p text:style-name="P11"/>
      <text:p text:style-name="P11"/>
      <text:p text:style-name="P28"><text:span text:style-name="T12">February</text:span> 4<text:span text:style-name="T1">th</text:span> 201<text:span text:style-name="T12">3</text:span> - <text:span text:style-name="T29">May 9</text:span><text:span text:style-name="T2">th</text:span><text:span text:style-name="T29"> 2014</text:span></text:p>
      <text:p text:style-name="P37">Ericsson</text:p>
      <text:p text:style-name="P26">Senior Software Engineer</text:p>
      <text:p text:style-name="P26"/>
      <text:p text:style-name="P6"><text:tab/>Developed <text:span text:style-name="T13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text:continue-numbering="true" text:style-name="L1">
        <text:list-item>
          <text:p text:style-name="P65"><text:span text:style-name="T44">Created s</text:span>cripts and w<text:span text:style-name="T42">iki pages</text:span> for consistent dev deployment steps</text:p>
        </text:list-item>
        <text:list-item>
          <text:p text:style-name="P66"><text:span text:style-name="T44">Created the first automated smoke/i</text:span>ntegration tests</text:p>
        </text:list-item>
        <text:list-item>
          <text:p text:style-name="P65">Helped build tools for QA to <text:span text:style-name="T43">leverage when writing</text:span> automate<text:span text:style-name="T43">d</text:span> tests (sdk wrapper for auth testing, tweaked the RTSP <text:span text:style-name="T43">Jmeter </text:span>plugin, created a CDN simulator, <text:span text:style-name="T27">created a DSMCC Jmeter plugin</text:span>)</text:p>
        </text:list-item>
        <text:list-item>
          <text:p text:style-name="P66"><text:span text:style-name="T14">Fixed the </text:span>CI <text:span text:style-name="T44">configuration</text:span> (<text:span text:style-name="T14">adjusted when nightly builds ran, turned on unit test running</text:span>)</text:p>
        </text:list-item>
        <text:list-item>
          <text:p text:style-name="P73"><text:soft-page-break/>Cleaned up <text:span text:style-name="T28">code in various</text:span> modules</text:p>
        </text:list-item>
      </text:list>
      <text:p text:style-name="P6"/>
      <text:p text:style-name="P6"/>
      <text:p text:style-name="P17">Technologies:</text:p>
      <text:p text:style-name="P6"/>
      <text:p text:style-name="P6">- <text:span text:style-name="T15">Erlang R15 &amp; R16<text:tab/><text:tab/><text:tab/>- JSON<text:tab/><text:tab/><text:tab/>- Mongoid 2</text:span></text:p>
      <text:p text:style-name="P45">- <text:span text:style-name="T41">Rebar</text:span><text:tab/><text:tab/><text:tab/><text:tab/>- <text:span text:style-name="T41">NoSQL (MongoDB)</text:span><text:tab/>- <text:span text:style-name="T41">git</text:span></text:p>
      <text:p text:style-name="P46">- <text:span text:style-name="T41">MochiWeb</text:span><text:tab/><text:tab/><text:tab/><text:tab/><text:span text:style-name="T21">- AMQP (RabbitMQ)<text:tab/><text:tab/></text:span>- <text:span text:style-name="T41">bash</text:span></text:p>
      <text:p text:style-name="P45">- <text:span text:style-name="T41">Cowboy<text:tab/><text:tab/><text:tab/><text:tab/></text:span>- <text:span text:style-name="T41">Ruby 1.9</text:span><text:tab/><text:tab/><text:tab/>- <text:span text:style-name="T41">yum</text:span></text:p>
      <text:p text:style-name="P45">- <text:span text:style-name="T41">WebMachine</text:span><text:tab/><text:tab/><text:tab/><text:tab/><text:span text:style-name="T21">- Ruby on Rails 3.2<text:tab/><text:tab/></text:span>- <text:span text:style-name="T41">Jenkins</text:span></text:p>
      <text:p text:style-name="P51">- <text:span text:style-name="T41">Meck</text:span><text:tab/><text:tab/><text:tab/><text:tab/><text:tab/>- <text:span text:style-name="T41">RVM</text:span><text:tab/><text:tab/><text:tab/><text:tab/>- <text:span text:style-name="T41">curl</text:span></text:p>
      <text:p text:style-name="P45">- <text:span text:style-name="T41">Emongo</text:span><text:tab/><text:tab/><text:tab/><text:tab/>- <text:span text:style-name="T41">Bundler</text:span><text:tab/><text:tab/><text:tab/>- <text:span text:style-name="T41">Jmeter</text:span></text:p>
      <text:p text:style-name="P6">- <text:span text:style-name="T41">REST<text:tab/><text:tab/><text:tab/><text:tab/>- Rake<text:tab/><text:tab/><text:tab/><text:tab/>- Java 1.7</text:span></text:p>
      <text:p text:style-name="P45">- <text:span text:style-name="T41">RTSP</text:span><text:tab/><text:tab/><text:tab/><text:tab/><text:tab/>- <text:span text:style-name="T41">Rspec</text:span><text:tab/><text:tab/><text:tab/>- <text:span text:style-name="T41">Sublime Text</text:span></text:p>
      <text:p text:style-name="P45">- <text:span text:style-name="T41">DSMCC<text:tab/><text:tab/><text:tab/><text:tab/>- Decent Exposure<text:tab/><text:tab/>- Eclipse</text:span></text:p>
      <text:p text:style-name="P45"/>
      <text:p text:style-name="P6"/>
      <text:p text:style-name="P17">Soft Skills:</text:p>
      <text:p text:style-name="P6"/>
      <text:p text:style-name="P6">- <text:span text:style-name="T15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6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text:continue-numbering="true" text:style-name="L1">
        <text:list-item>
          <text:p text:style-name="P67">Added the first true unit tests</text:p>
        </text:list-item>
        <text:list-item>
          <text:p text:style-name="P68">Cleaned up integration tests</text:p>
        </text:list-item>
        <text:list-item>
          <text:p text:style-name="P67">Optimized and cleaned up the build</text:p>
        </text:list-item>
        <text:list-item>
          <text:p text:style-name="P67"><text:span text:style-name="T39">Prepared</text:span> the project for CI (Bamboo)</text:p>
        </text:list-item>
        <text:list-item>
          <text:p text:style-name="P67">Corrected anti-patterns throughout the project (and a few bugs)</text:p>
        </text:list-item>
        <text:list-item>
          <text:p text:style-name="P67">Cleaned up tons of compiler warnings</text:p>
        </text:list-item>
        <text:list-item>
          <text:p text:style-name="P67">Changed the process of developers running locally (and running integration tests) against a shared database to everyone running <text:span text:style-name="T40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8">Groovy</text:span><text:tab/><text:tab/><text:tab/><text:tab/>- <text:span text:style-name="T38">rpm</text:span></text:p>
      <text:p text:style-name="P1">- <text:span text:style-name="T38">Mockito</text:span><text:tab/><text:tab/><text:tab/><text:tab/>- <text:span text:style-name="T38">JSON</text:span><text:tab/><text:tab/><text:tab/><text:tab/>- <text:span text:style-name="T38">Chef</text:span></text:p>
      <text:p text:style-name="P9">- <text:span text:style-name="T38">Mybatis</text:span><text:tab/><text:tab/><text:tab/><text:tab/>- Maven 3<text:tab/><text:tab/><text:tab/><text:tab/>- AMQP <text:span text:style-name="T38">(</text:span>RabbitMQ<text:span text:style-name="T38">)</text:span></text:p>
      <text:p text:style-name="P10">- <text:span text:style-name="T38">Spring Integration</text:span><text:tab/><text:tab/><text:tab/>- <text:span text:style-name="T38">SQL (MySQL)</text:span><text:tab/><text:tab/><text:tab/>-<text:span text:style-name="T38"> Metrics (Yammer)</text:span></text:p>
      <text:p text:style-name="P4">- <text:span text:style-name="T38">Spring REST Client</text:span><text:tab/><text:tab/><text:tab/>- <text:span text:style-name="T38">git<text:tab/><text:tab/><text:tab/><text:tab/><text:tab/>- Eclipse</text:span></text:p>
      <text:p text:style-name="P4"/>
      <text:p text:style-name="P4"><text:soft-page-break/></text:p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7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6">M<text:span text:style-name="T16">M</text:span>odal <text:span text:style-name="T11">(formerly</text:span> MedQuist<text:span text:style-name="T11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text:style-name="L2">
        <text:list-item>
          <text:p text:style-name="P69">Set up Splunk to index logs and email alerts for errors in dev, QA, and PT</text:p>
        </text:list-item>
        <text:list-item>
          <text:p text:style-name="P69">Refactored many pieces of legacy JDBC and stored procedure code to use Spring JdbcTemplate and JPA Entities</text:p>
        </text:list-item>
        <text:list-item>
          <text:p text:style-name="P69"><text:span text:style-name="T36">Ported over</text:span> a series of DB scripts to create a schema from scratch <text:span text:style-name="T36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69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53">- Java 1.5 &amp; 1.6<text:tab/><text:tab/>- JDBC<text:tab/><text:tab/><text:tab/>- Bash Scripting</text:p>
      <text:p text:style-name="P53">- Maven 2<text:tab/><text:tab/><text:tab/>- Selenium<text:tab/><text:tab/><text:tab/>- EJB3 (JTA, Stateless Session, MDBs,</text:p>
      <text:p text:style-name="P53">- JMS<text:tab/><text:tab/><text:tab/><text:tab/>- Talend Open Studio<text:tab/><text:tab/>Interceptors)</text:p>
      <text:p text:style-name="P53">- Apache Struts1<text:tab/><text:tab/>- slf4j<text:tab/><text:tab/><text:tab/><text:tab/>- Splunk 3 &amp; 4</text:p>
      <text:p text:style-name="P53">- PMD<text:tab/><text:tab/><text:tab/><text:tab/>- Logging (JDK Logger)<text:tab/>- Batch Scripting</text:p>
      <text:p text:style-name="P53">- JBoss 4.0.5, 4.2, 4.3, &amp; 5.1<text:tab/>- SoapUI<text:tab/><text:tab/><text:tab/>- J2EE (JSP, Custom Taglibs, Servlets)</text:p>
      <text:p text:style-name="P53">- Tiles<text:tab/><text:tab/><text:tab/><text:tab/>- JProfiler<text:tab/><text:tab/><text:tab/>- XML (DOM, XSLT, Xpath, Xquery)</text:p>
      <text:p text:style-name="P54">- Cobertura<text:tab/><text:tab/><text:tab/>- Jaxb<text:tab/><text:tab/><text:tab/><text:tab/>- OSB (Oracle Service Bus - Oracle's ESB)</text:p>
      <text:p text:style-name="P55">- JMX MBeans<text:tab/><text:tab/>- AspectJ<text:tab/><text:tab/><text:tab/>- Python/IronPython/Jython</text:p>
      <text:p text:style-name="P53">- Java<text:span text:style-name="T54">s</text:span>cript<text:tab/><text:tab/><text:tab/>- Oracle Coherence (as a 2nd<text:tab/></text:p>
      <text:p text:style-name="P53">- JUnit 3 &amp; 4<text:tab/><text:tab/><text:tab/>level cache for Hibernate)<text:tab/>- Spring Framework (core, tx, ws, jdbc,</text:p>
      <text:p text:style-name="P53">- PL/SQL<text:tab/><text:tab/><text:tab/>- Groovy<text:tab/><text:tab/><text:tab/>webmvc)</text:p>
      <text:p text:style-name="P53">- <text:span text:style-name="T54">JPA (</text:span>Hibernate<text:span text:style-name="T54">)</text:span><text:tab/><text:tab/>- Velocity Templates<text:tab/><text:tab/>- C# (consumed our webservices by</text:p>
      <text:p text:style-name="P53">- EasyMock<text:tab/><text:tab/><text:tab/>- EJB2 (Stateless Session)<text:tab/>writing test apps in C#)</text:p>
      <text:p text:style-name="P53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7">1</text:span><text:span text:style-name="T1">th</text:span> 2008</text:p>
      <text:p text:style-name="P36">Guru Software Services</text:p>
      <text:p text:style-name="P25">Software Engineer – Lead Developer</text:p>
      <text:p text:style-name="P25"><text:soft-page-break/></text:p>
      <text:p text:style-name="P1"><text:tab/>I was the <text:span text:style-name="T20">L</text:span>ead <text:span text:style-name="T20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text:style-name="L3">
        <text:list-item>
          <text:p text:style-name="P70">Gather requirements from customer and fine tuned these requirements in daily/weekly meetings</text:p>
        </text:list-item>
        <text:list-item>
          <text:p text:style-name="P70">Design interfaces and create associated documentation (screen shots &amp; storyboards)</text:p>
        </text:list-item>
        <text:list-item>
          <text:p text:style-name="P70">Oversee the functionality &amp; development of the user interface</text:p>
        </text:list-item>
        <text:list-item>
          <text:p text:style-name="P70">Design the implementation and create the design documents (UML)</text:p>
        </text:list-item>
        <text:list-item>
          <text:p text:style-name="P70"><text:span text:style-name="T35">Estimate</text:span> the initial time bids for projects</text:p>
        </text:list-item>
        <text:list-item>
          <text:p text:style-name="P70"><text:span text:style-name="T35">C</text:span>ommunicat<text:span text:style-name="T35">e</text:span> the requirements to the outsource team in India</text:p>
        </text:list-item>
        <text:list-item>
          <text:p text:style-name="P70"><text:span text:style-name="T35">C</text:span>ode review (and intervene when problems arise)</text:p>
        </text:list-item>
        <text:list-item>
          <text:p text:style-name="P70">Q/A test in both Windows and Linux environment<text:span text:style-name="T35">s</text:span></text:p>
        </text:list-item>
        <text:list-item>
          <text:p text:style-name="P70"><text:span text:style-name="T35">C</text:span>ustomer acceptance test and <text:span text:style-name="T35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8">Java 1.4<text:tab/><text:tab/><text:tab/><text:tab/>- Spring Framework<text:tab/><text:tab/>- Apache Tomcat</text:span></text:p>
      <text:p text:style-name="P1">- J2EE<text:tab/><text:tab/><text:tab/><text:tab/><text:tab/>- Apache <text:span text:style-name="T34">Ant</text:span><text:tab/><text:tab/><text:tab/>- <text:span text:style-name="T34">HTML</text:span></text:p>
      <text:p text:style-name="P1">- <text:span text:style-name="T34">Commons Logging (log4j)<text:tab/></text:span><text:tab/>- <text:span text:style-name="T34">JNI</text:span><text:tab/><text:tab/><text:tab/><text:tab/>- <text:span text:style-name="T34">CSS</text:span></text:p>
      <text:p text:style-name="P1">- <text:span text:style-name="T34">Jtwain/TWAIN</text:span><text:tab/><text:tab/><text:tab/>- <text:span text:style-name="T34">Hibernate</text:span><text:tab/><text:tab/><text:tab/>- <text:span text:style-name="T34">JSP</text:span></text:p>
      <text:p text:style-name="P1"/>
      <text:p text:style-name="P1"/>
      <text:p text:style-name="P27">May 21<text:span text:style-name="T1">st</text:span> 2007 - <text:span text:style-name="T19">July</text:span> <text:span text:style-name="T19">3</text:span>1<text:span text:style-name="T1">st</text:span> 2007</text:p>
      <text:p text:style-name="P27"><text:span text:style-name="T10">Guru Software Services</text:span> (via Georgia Tech)</text:p>
      <text:p text:style-name="P27">Software Engineer – Team Lead</text:p>
      <text:p text:style-name="P27"/>
      <text:p text:style-name="P7"><text:tab/>I was the Team <text:span text:style-name="T20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3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3">HTML</text:span></text:p>
      <text:p text:style-name="P52"/>
      <text:p text:style-name="P8"/>
      <text:p text:style-name="P1"/>
      <text:p text:style-name="P21">EDUCATION</text:p>
      <text:p text:style-name="P1"><text:soft-page-break/></text:p>
      <text:p text:style-name="P25">B.S. in Computer Science</text:p>
      <text:p text:style-name="P36">Georgia Institute of Technology</text:p>
      <text:p text:style-name="P25">Graduated: December 2007</text:p>
      <text:p text:style-name="P25">GPA: 3.05</text:p>
      <text:p text:style-name="P25">Major GPA: 3.44</text:p>
      <text:p text:style-name="P25"/>
      <text:p text:style-name="P1"/>
      <text:p text:style-name="P21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21H51M10S</meta:editing-duration>
    <meta:editing-cycles>162</meta:editing-cycles>
    <meta:generator>LibreOffice/24.2.7.2$Linux_X86_64 LibreOffice_project/420$Build-2</meta:generator>
    <dc:date>2025-12-17T22:51:27.077005275</dc:date>
    <meta:print-date>2014-09-28T23:55:10.308000000</meta:print-date>
    <meta:document-statistic meta:table-count="0" meta:image-count="0" meta:object-count="0" meta:page-count="9" meta:paragraph-count="248" meta:word-count="2163" meta:character-count="13060" meta:non-whitespace-character-count="10652"/>
    <meta:user-defined meta:name="Info 1"/>
    <meta:user-defined meta:name="Info 2"/>
    <meta:user-defined meta:name="Info 3"/>
    <meta:user-defined meta:name="Info 4"/>
  </office:meta>
</office:document-meta>
</file>